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title">
      <style:graphic-properties fo:min-height="1.413cm"/>
    </style:style>
    <style:style style:name="pr10" style:family="presentation" style:parent-style-name="MyTUM-subtitle">
      <style:graphic-properties draw:fill-color="#ffffff" fo:min-height="13.61cm"/>
    </style:style>
    <style:style style:name="pr11" style:family="presentation" style:parent-style-name="MyTUM-notes">
      <style:graphic-properties draw:fill-color="#ffffff" fo:min-height="13.114cm"/>
    </style:style>
    <style:style style:name="pr12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7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Ubuntu" style:font-pitch="variable"/>
    </style:style>
    <style:style style:name="T9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ximilian Staab, Gruppe 07</presentation:footer-decl>
      <presentation:footer-decl presentation:name="ftr2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>Projektverlauf</text:span></text:p>
            <text:p><text:span text:style-name="T3"/></text:p>
            <text:p>Maximilian Staab</text:p>
            <text:p/>
            <text:p>staab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  <text:list-item>
                    <text:p>Organisatorisches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Implementierung</text:p>
            <text:p text:style-name="P1">der BLAS-Routine DGBMV</text:p>
            <text:p text:style-name="P1">in Assembler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1"><text:span text:style-name="T3">Protokolle im Überblick:</text:span></text:p>
          </draw:text-box>
        </draw:frame>
        <draw:frame draw:style-name="standard" draw:layer="layout" svg:width="22.499cm" svg:height="13.24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<text:span text:style-name="T5">Einfüh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<text:span text:style-name="T5"> </text:span></text:p>
              </table:table-cell>
              <table:table-cell>
                <text:p text:style-name="P3"><text:span text:style-name="T5">Aufgabenverteil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<text:span text:style-name="T5"> </text:span></text:p>
              </table:table-cell>
              <table:table-cell>
                <text:p text:style-name="P3"><text:span text:style-name="T5">Pflichtenhef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<text:span text:style-name="T5"> </text:span></text:p>
              </table:table-cell>
              <table:table-cell>
                <text:p text:style-name="P3"><text:span text:style-name="T5">Beschäftigung mit BS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<text:span text:style-name="T5"> </text:span></text:p>
              </table:table-cell>
              <table:table-cell>
                <text:p text:style-name="P3"><text:span text:style-name="T5">Spezifik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<text:span text:style-name="T5"> </text:span></text:p>
              </table:table-cell>
              <table:table-cell>
                <text:p text:style-name="P3"><text:span text:style-name="T5">Entwürfe von Teiloperatione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<text:span text:style-name="T5"> </text:span></text:p>
              </table:table-cell>
              <table:table-cell>
                <text:p text:style-name="P3"><text:span text:style-name="T5">Implementierun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<text:span text:style-name="T5"> </text:span></text:p>
              </table:table-cell>
              <table:table-cell>
                <text:p text:style-name="P3"><text:span text:style-name="T5">Dokumentati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11.07</text:span><text:span text:style-name="T5"> </text:span></text:p>
              </table:table-cell>
              <table:table-cell>
                <text:p text:style-name="P3"><text:span text:style-name="T5">Vortr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2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2" draw:layer="layout" svg:width="25.199cm" svg:height="13.86cm" svg:x="1.4cm" svg:y="3.5cm" presentation:class="subtitle">
          <draw:text-box>
            <text:p text:style-name="P2"><text:span text:style-name="T3">Organisatorisches:</text:span></text:p>
            <text:p text:style-name="P2"><text:span text:style-name="T6"/></text:p>
            <text:p text:style-name="P2"><text:span text:style-name="T6">Einziges Problem – teilweise</text:span></text:p>
            <text:p text:style-name="P2"><text:span text:style-name="T6">unterschätzte Bearbeitungszeiten,</text:span></text:p>
            <text:p text:style-name="P2"><text:span text:style-name="T6">aber dank Zeitpuffern nivelli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Wie rufe ich eine ASM-Funktion aus C auf?</text:span></text:p>
            <text:p text:style-name="P1"><text:span text:style-name="T7">→ </text:span><text:span text:style-name="T7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7">Wie rechne ich mit Floating-Point-Zahlen in ASM?</text:span></text:p>
            <text:p text:style-name="P1"><text:span text:style-name="T7">→ </text:span><text:span text:style-name="T7">Recherche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MUL nicht flexibel genug, zu eingeschränkt</text:span></text:p>
            <text:p text:style-name="P1"><text:span text:style-name="T7">→ </text:span><text:span text:style-name="T7">IMUL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 presentation:user-transformed="true">
          <draw:text-box>
            <text:p text:style-name="P1"><text:span text:style-name="T7">Stackspeicherallokation mit ESP</text:span></text:p>
            <text:p text:style-name="P1"><text:span text:style-name="T7">führt zu Segfaults</text:span></text:p>
            <text:p text:style-name="P1"><text:span text:style-name="T7">→ </text:span><text:span text:style-name="T7">eine bestimme Anzahl an Dwords pus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1"><text:span text:style-name="T7">Bandmatrix-Vektor-Multiplikation</text:span></text:p>
            <text:p text:style-name="P1"><text:span text:style-name="T7">sehr fehleranfällig</text:span></text:p>
            <text:p text:style-name="P1"><text:span text:style-name="T7">→ </text:span><text:span text:style-name="T7">nach vielen Tests erfolgre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6</text:p>
          </draw:text-box>
        </draw:frame>
        <draw:frame presentation:style-name="pr10" draw:layer="layout" svg:width="25.199cm" svg:height="13.61cm" svg:x="1.4cm" svg:y="3.625cm" presentation:class="subtitle">
          <draw:text-box>
            <text:p>Extraktion des Vektors aus einem</text:p>
            <text:p>negativ inkrementierten Array</text:p>
            <text:p>→ die Vektoreingabe dem Code so anpassen,</text:p>
            <text:p>als wäre INC positiv gewe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7</text:p>
          </draw:text-box>
        </draw:frame>
        <draw:frame presentation:style-name="pr10" draw:layer="layout" svg:width="25.199cm" svg:height="13.61cm" svg:x="1.4cm" svg:y="3.625cm" presentation:class="subtitle">
          <draw:text-box>
            <text:p>Transponiertenberechnung sehr fehleranfällig</text:p>
            <text:p>auf Grund verschachtelter Schleifen</text:p>
            <text:p>→ mehrfaches manuelles Schritt-für-Schritt-Durchlaufen auf Pap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8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pät implementierte Rettung/</text:p>
            <text:p>Wiederherstellung der Register zerstört</text:p>
            <text:p>die statischen Stackspeicherpointer (EBP-n)</text:p>
            <text:p>→ Verwendung von Pointern, die direkt nach</text:p>
            <text:p>dem Pushen erstellt und gespeicher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1.6cm" svg:height="1.741cm" svg:x="1.4cm" svg:y="0.698cm" presentation:class="title">
          <draw:text-box>
            <text:p>Probleme und Lösungen 9</text:p>
          </draw:text-box>
        </draw:frame>
        <draw:frame presentation:style-name="pr10" draw:layer="layout" svg:width="25.199cm" svg:height="13.61cm" svg:x="1.4cm" svg:y="3.625cm" presentation:class="subtitle">
          <draw:text-box>
            <text:p>Sehr aufwändige manuelle Korrektur</text:p>
            <text:p>von Ergebnissen für Testeingaben</text:p>
            <text:p>→ Erstellung von Python-Skripts</text:p>
            <text:p>mit äquivalenter Funktional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12" draw:layer="layout" svg:width="25.199cm" svg:height="13.86cm" svg:x="1.4cm" svg:y="3.5cm" presentation:class="outline" presentation:user-transformed="true">
          <draw:text-box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draw:frame draw:style-name="gr2" draw:text-style-name="P6" draw:layer="layout" svg:width="25cm" svg:height="12.5cm" svg:x="1.5cm" svg:y="4.5cm">
          <draw:text-box>
            <text:p text:style-name="P3"><text:span text:style-name="T7">Empirische Effizienzuntersuchung in Vergleich mit Implementierungen in anderen Sprachen (sowie mit automatisch aus C generiertem NASM-Code)</text:span></text:p>
            <text:p text:style-name="P3"><text:span text:style-name="T7"/></text:p>
            <text:p text:style-name="P3"><text:span text:style-name="T7">Bei Bedarf: Migration in eine 64-Bit-Architektur</text:span></text:p>
            <text:p text:style-name="P3"><text:span text:style-name="T7"/></text:p>
            <text:p text:style-name="P3"><text:span text:style-name="T7">Erweiterung der Präzision bzw.</text:span></text:p>
            <text:p text:style-name="P3"><text:span text:style-name="T7">des Definitionsberei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9"/></text:p>
            <text:p text:style-name="P7"><text:span text:style-name="T9"><text:s/></text:span><text:span text:style-name="T10">Fragen?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42M7S</meta:editing-duration>
    <meta:editing-cycles>172</meta:editing-cycles>
    <dc:date>2011-07-13T21:19:51</dc:date>
    <meta:generator>LibreOffice/3.3$Unix LibreOffice_project/330m19$Build-202</meta:generator>
    <dc:creator>lores </dc:creator>
    <meta:document-statistic meta:object-count="87"/>
  </office:meta>
</office:document-meta>
</file>